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3cm" fo:margin-left="-0.199cm" fo:margin-top="0cm" fo:margin-bottom="0cm" table:align="left" style:writing-mode="lr-tb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12.194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3f3f3" fo:padding-left="0.199cm" fo:padding-right="0.191cm" fo:padding-top="0cm" fo:padding-bottom="0cm" fo:border="0.5pt dotted #00000a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-left="0.199cm" fo:padding-right="0.191cm" fo:padding-top="0cm" fo:padding-bottom="0cm" fo:border="0.5pt dotted #00000a"/>
    </style:style>
    <style:style style:name="Tabela1.B2" style:family="table-cell">
      <style:table-cell-properties fo:padding-left="0.199cm" fo:padding-right="0.191cm" fo:padding-top="0cm" fo:padding-bottom="0cm" fo:border="0.5pt dotted #00000a"/>
    </style:style>
    <style:style style:name="Tabela1.A3" style:family="table-cell">
      <style:table-cell-properties fo:padding-left="0.199cm" fo:padding-right="0.191cm" fo:padding-top="0cm" fo:padding-bottom="0cm" fo:border="0.5pt dotted #00000a"/>
    </style:style>
    <style:style style:name="Tabela1.B3" style:family="table-cell">
      <style:table-cell-properties fo:padding-left="0.199cm" fo:padding-right="0.191cm" fo:padding-top="0cm" fo:padding-bottom="0cm" fo:border="0.5pt dotted #00000a"/>
    </style:style>
    <style:style style:name="Tabela1.A4" style:family="table-cell">
      <style:table-cell-properties fo:padding-left="0.199cm" fo:padding-right="0.191cm" fo:padding-top="0cm" fo:padding-bottom="0cm" fo:border="0.5pt dotted #00000a"/>
    </style:style>
    <style:style style:name="Tabela1.B4" style:family="table-cell">
      <style:table-cell-properties fo:padding-left="0.199cm" fo:padding-right="0.191cm" fo:padding-top="0cm" fo:padding-bottom="0cm" fo:border="0.5pt dotted #00000a"/>
    </style:style>
    <style:style style:name="Tabela1.A6" style:family="table-cell">
      <style:table-cell-properties fo:padding-left="0.199cm" fo:padding-right="0.191cm" fo:padding-top="0cm" fo:padding-bottom="0cm" fo:border="0.5pt dotted #00000a"/>
    </style:style>
    <style:style style:name="Tabela1.B6" style:family="table-cell">
      <style:table-cell-properties fo:padding-left="0.199cm" fo:padding-right="0.191cm" fo:padding-top="0cm" fo:padding-bottom="0cm" fo:border="0.5pt dotted #00000a"/>
    </style:style>
    <style:style style:name="Tabela1.A8" style:family="table-cell">
      <style:table-cell-properties fo:padding-left="0.199cm" fo:padding-right="0.191cm" fo:padding-top="0cm" fo:padding-bottom="0cm" fo:border="0.5pt dotted #00000a"/>
    </style:style>
    <style:style style:name="Tabela1.B8" style:family="table-cell">
      <style:table-cell-properties fo:padding-left="0.199cm" fo:padding-right="0.191cm" fo:padding-top="0cm" fo:padding-bottom="0cm" fo:border="0.5pt dotte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1pt" style:font-size-asian="11pt" style:font-name-complex="Arial1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name-complex="Arial1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name-complex="Arial1" style:font-size-complex="11pt" style:font-weight-complex="bold"/>
    </style:style>
    <style:style style:name="P8" style:family="paragraph" style:parent-style-name="Standard">
      <style:paragraph-properties fo:text-align="center" style:justify-single-word="false" fo:break-before="column"/>
      <style:text-properties fo:font-size="16pt" fo:font-weight="bold" style:font-size-asian="16pt" style:font-weight-asian="bold" style:font-name-complex="Arial1" style:font-size-complex="1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name-complex="Arial1" style:font-size-complex="48pt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name-complex="Arial1" style:font-size-complex="11pt"/>
    </style:style>
    <style:style style:name="P14" style:family="paragraph" style:parent-style-name="Heading_20_1" style:list-style-name="WWNum1" style:master-page-name="Standard">
      <style:paragraph-properties style:page-number="auto"/>
    </style:style>
    <style:style style:name="P15" style:family="paragraph" style:parent-style-name="Heading_20_2" style:list-style-name="WWNum1"/>
    <style:style style:name="P16" style:family="paragraph" style:parent-style-name="Heading_20_2" style:list-style-name="WWNum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" fo:font-size="8pt" fo:font-weight="bold" officeooo:rsid="000ae7f2" style:font-name-asian="Arial1" style:font-size-asian="8pt" style:font-weight-asian="bold" style:font-name-complex="Arial1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0241681652427054" text:style-name="WWNum1">
        <text:list-item>
          <text:h text:style-name="P14" text:outline-level="1"><text:bookmark-start text:name="_Ref7420876"/>Uporabniški priročnik<text:bookmark-end text:name="_Ref7420876"/></text:h>
          <text:list>
            <text:list-item>
              <text:h text:style-name="P15" text:outline-level="2">Identifikacija dokumenta, povezava z ostalimi dokumenti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line-break/><text:span text:style-name="T1">Dokument<text:line-break/></text:span><text:span text:style-name="T2">Uporabniški priročnik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">verzija</text:p>
          </table:table-cell>
          <table:table-cell table:style-name="Tabela1.B2" office:value-type="string">
            <text:p text:style-name="Standard"/>
          </table:table-cell>
        </table:table-row>
        <table:table-row table:style-name="Tabela1.2">
          <table:table-cell table:style-name="Tabela1.A3" office:value-type="string">
            <text:p text:style-name="P1">datum</text:p>
          </table:table-cell>
          <table:table-cell table:style-name="Tabela1.B3" office:value-type="string">
            <text:p text:style-name="Standard"/>
          </table:table-cell>
        </table:table-row>
        <table:table-row table:style-name="Tabela1.2">
          <table:table-cell table:style-name="Tabela1.A4" office:value-type="string">
            <text:p text:style-name="P1">lokacija</text:p>
          </table:table-cell>
          <table:table-cell table:style-name="Tabela1.B4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Standard"><text:line-break/><text:span text:style-name="T1">Odgovorna oseba<text:line-break/></text:span></text:p>
          </table:table-cell>
          <table:covered-table-cell/>
        </table:table-row>
        <table:table-row table:style-name="Tabela1.2">
          <table:table-cell table:style-name="Tabela1.A6" office:value-type="string">
            <text:p text:style-name="Standard"/>
          </table:table-cell>
          <table:table-cell table:style-name="Tabela1.B6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9"><text:line-break/>Reference na drugo dokumentacijo<text:line-break/></text:p>
          </table:table-cell>
          <table:covered-table-cell/>
        </table:table-row>
        <table:table-row table:style-name="Tabela1.2">
          <table:table-cell table:style-name="Tabela1.A8" office:value-type="string">
            <text:p text:style-name="Standard"/>
          </table:table-cell>
          <table:table-cell table:style-name="Tabela1.B8" office:value-type="string">
            <text:p text:style-name="Standard"/>
          </table:table-cell>
        </table:table-row>
      </table:table>
      <text:p text:style-name="Standard"/>
      <text:p text:style-name="Standard"/>
      <text:p text:style-name="P2"/>
      <text:p text:style-name="P8"/>
      <text:p text:style-name="P2"/>
      <text:p text:style-name="P2">Program</text:p>
      <text:p text:style-name="P11">PREDLOGA</text:p>
      <text:p text:style-name="P12">(verzija 2.0)</text:p>
      <text:p text:style-name="P4"/>
      <text:p text:style-name="P4"/>
      <text:p text:style-name="P4"/>
      <text:p text:style-name="P4"/>
      <text:p text:style-name="P2">Uporabniški priročnik</text:p>
      <text:p text:style-name="P3"><text:span text:style-name="T3">(verzija 1.</text:span><text:span text:style-name="T4">3</text:span><text:span text:style-name="T3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zadnja sprememba: XXX</text:p>
      <text:list xml:id="list90660551816340" text:continue-numbering="true" text:style-name="WWNum1">
        <text:list-item>
          <text:list>
            <text:list-item>
              <text:h text:style-name="P16" text:outline-level="2">Namen</text:h>
            </text:list-item>
          </text:list>
        </text:list-item>
      </text:list>
      <text:p text:style-name="P6"/>
      <text:p text:style-name="P6">Tukaj vstavite besedilo.</text:p>
      <text:p text:style-name="P5"/>
      <text:list xml:id="list90659840215273" text:continue-numbering="true" text:style-name="WWNum1">
        <text:list-item>
          <text:list>
            <text:list-item>
              <text:h text:style-name="P15" text:outline-level="2">Strojne in programske zahteve</text:h>
            </text:list-item>
          </text:list>
        </text:list-item>
      </text:list>
      <text:p text:style-name="P6"/>
      <text:p text:style-name="P6">Tukaj vstavite besedilo.</text:p>
      <text:p text:style-name="P5"/>
      <text:list xml:id="list90659246646079" text:continue-numbering="true" text:style-name="WWNum1">
        <text:list-item>
          <text:list>
            <text:list-item>
              <text:h text:style-name="P15" text:outline-level="2">Namestitev in zagon programa</text:h>
            </text:list-item>
          </text:list>
        </text:list-item>
      </text:list>
      <text:p text:style-name="P6"/>
      <text:p text:style-name="P6">Tukaj vstavite besedilo.</text:p>
      <text:p text:style-name="P5"/>
      <text:list xml:id="list90659302521776" text:continue-numbering="true" text:style-name="WWNum1">
        <text:list-item>
          <text:list>
            <text:list-item>
              <text:h text:style-name="P15" text:outline-level="2">Navodilo za uporabo</text:h>
            </text:list-item>
          </text:list>
        </text:list-item>
      </text:list>
      <text:p text:style-name="P6"/>
      <text:p text:style-name="P6">Tukaj vstavite besedilo in slike.</text:p>
      <text:p text:style-name="P5"/>
      <text:list xml:id="list90659814817164" text:continue-numbering="true" text:style-name="WWNum1">
        <text:list-item>
          <text:list>
            <text:list-item>
              <text:h text:style-name="P15" text:outline-level="2">Hibe programa</text:h>
            </text:list-item>
          </text:list>
        </text:list-item>
      </text:list>
      <text:p text:style-name="P7"><text:bookmark-start text:name="_Ref7420896"/></text:p>
      <text:p text:style-name="P6">Tukaj vstavite besedilo in slike.<text:bookmark-end text:name="_Ref74208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sl" fo:country="SI" style:letter-kerning="true" style:font-name-asian="Times New Roman1" style:font-size-asian="10pt" style:language-asian="sl" style:country-asian="S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l" fo:country="SI" style:letter-kerning="true" style:font-name-asian="Times New Roman1" style:font-size-asian="10pt" style:language-asian="sl" style:country-asian="S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break-before="page" fo:keep-with-next="always"/>
      <style:text-properties fo:font-variant="small-cap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fo:font-variant="small-caps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top="0.423cm" fo:margin-bottom="0.106cm" style:contextual-spacing="false"/>
      <style:text-properties fo:color="#3366ff"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Number" style:display-name="List Number" style:family="paragraph" style:parent-style-name="Standard" style:default-outline-level="" style:list-style-name="WWNum3"/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1pt" fo:language="en" fo:country="GB" style:font-size-asian="11pt"/>
    </style:style>
    <style:style style:name="Ostevilceni_20_seznam" style:display-name="Ostevilceni seznam" style:family="paragraph" style:parent-style-name="List_20_Number" style:default-outline-level="" style:list-style-name="WWNum33">
      <style:paragraph-properties fo:text-align="justify" style:justify-single-word="false"/>
    </style:style>
    <style:style style:name="Normal0" style:family="paragraph" style:parent-style-name="Standard" style:default-outline-level="">
      <style:paragraph-properties fo:margin-left="0cm" fo:margin-right="0cm" fo:text-align="justify" style:justify-single-word="false" fo:text-indent="1cm" style:auto-text-indent="false"/>
    </style:style>
    <style:style style:name="normal_5f_za_5f_tabelo" style:display-name="normal_za_tabelo" style:family="paragraph" style:parent-style-name="Standard" style:default-outline-level="">
      <style:paragraph-properties fo:text-align="justify" style:justify-single-word="false"/>
      <style:text-properties fo:font-size="9pt" fo:language="en" fo:country="GB" style:font-size-asian="9pt"/>
    </style:style>
    <style:style style:name="Footer" style:family="paragraph" style:parent-style-name="Standard" style:default-outline-level="" style:class="extra">
      <style:paragraph-properties fo:margin-left="0.63cm" fo:margin-right="0cm" fo:text-align="justify" style:justify-single-word="false" fo:text-indent="0cm" style:auto-text-indent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language="en" fo:country="GB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-0.635cm" style:auto-text-indent="false"/>
    </style:style>
    <style:style style:name="normal_5f_za_5f_tabelo-poudarjeni" style:display-name="normal_za_tabelo-poudarjeni" style:family="paragraph" style:parent-style-name="normal_5f_za_5f_tabelo" style:default-outline-level="">
      <style:text-properties fo:font-weight="bold" style:font-weight-asian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auto-update="true" style:default-outline-level="" style:class="index"/>
    <style:style style:name="Contents_20_3" style:display-name="Contents 3" style:family="paragraph" style:paren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SeznamDatotek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 style:font-size-complex="8pt"/>
    </style:style>
    <style:style style:name="KomentarSeznamaDatotek" style:family="paragraph" style:parent-style-name="Standard" style:next-style-name="SeznamDatotek" style:default-outline-level="">
      <style:paragraph-properties fo:margin-left="1.27cm" fo:margin-right="0cm" fo:text-align="justify" style:justify-single-word="false" fo:text-indent="0cm" style:auto-text-indent="false"/>
      <style:text-properties fo:font-size="8pt" fo:font-style="italic" style:font-size-asian="8pt" style:font-style-asian="italic" style:font-name-complex="Arial1" style:font-family-complex="Arial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sl" style:country-asian="SI" style:font-name-complex="Courier New2" style:font-family-complex="'Courier New'" style:font-family-generic-complex="system" style:font-pitch-complex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D" style:num-format="1" text:start-value="7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gled projekta</dc:title>
    <meta:initial-creator>Dogša , Drevenšek</meta:initial-creator>
    <dc:creator>Robert Meolic</dc:creator>
    <meta:editing-cycles>3</meta:editing-cycles>
    <meta:print-date>2013-10-04T08:01:00</meta:print-date>
    <meta:creation-date>2014-12-22T10:41:00</meta:creation-date>
    <dc:date>2014-12-22T11:56:25.350269214</dc:date>
    <meta:generator>LibreOffice/4.2.8.2$Linux_X86_64 LibreOffice_project/420m0$Build-2</meta:generator>
    <meta:document-statistic meta:table-count="1" meta:image-count="0" meta:object-count="0" meta:page-count="2" meta:paragraph-count="24" meta:word-count="71" meta:character-count="519" meta:non-whitespace-character-count="474"/>
    <meta:user-defined meta:name="AppVersion">00.0001</meta:user-defined>
    <meta:user-defined meta:name="Company">Fakulteta za elektrotehniko, rač. in inf., MB</meta:user-defined>
    <meta:user-defined meta:name="ContentTypeId">0x010100848176D2AAE91F44B0FF055FAEA43FC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